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3940ec" officeooo:paragraph-rsid="0000a4d7"/>
    </style:style>
    <style:style style:name="P2" style:family="paragraph" style:parent-style-name="Standard">
      <style:text-properties fo:font-style="normal" officeooo:rsid="002fa2b7" officeooo:paragraph-rsid="0000a4d7" style:font-style-asian="normal" style:font-style-complex="normal"/>
    </style:style>
    <style:style style:name="P3" style:family="paragraph" style:parent-style-name="Standard">
      <style:text-properties fo:font-style="normal" officeooo:rsid="003d5531" officeooo:paragraph-rsid="0000a4d7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style="normal" officeooo:rsid="003de73f" officeooo:paragraph-rsid="0000a4d7" style:font-style-asian="normal" style:font-style-complex="normal"/>
    </style:style>
    <style:style style:name="P5" style:family="paragraph" style:parent-style-name="Standard">
      <style:text-properties fo:font-style="normal" officeooo:rsid="003de73f" officeooo:paragraph-rsid="0000a4d7" style:font-style-asian="normal" style:font-style-complex="normal"/>
    </style:style>
    <style:style style:name="P6" style:family="paragraph" style:parent-style-name="Standard">
      <style:text-properties fo:font-style="normal" officeooo:rsid="03315008" officeooo:paragraph-rsid="0000a4d7" style:font-style-asian="normal" style:font-style-complex="normal"/>
    </style:style>
    <style:style style:name="P7" style:family="paragraph" style:parent-style-name="Standard">
      <style:text-properties fo:font-style="normal" officeooo:rsid="003deaf6" officeooo:paragraph-rsid="0000a4d7" style:font-style-asian="normal" style:font-style-complex="normal"/>
    </style:style>
    <style:style style:name="P8" style:family="paragraph" style:parent-style-name="Standard">
      <style:text-properties fo:font-style="normal" officeooo:rsid="003f6c6b" officeooo:paragraph-rsid="0000a4d7" style:font-style-asian="normal" style:font-style-complex="normal"/>
    </style:style>
    <style:style style:name="P9" style:family="paragraph" style:parent-style-name="Standard">
      <style:text-properties style:font-name="Dudu Cyryllic" fo:font-style="normal" officeooo:rsid="003de73f" officeooo:paragraph-rsid="0000a4d7" style:font-style-asian="normal" style:font-style-complex="normal"/>
    </style:style>
    <style:style style:name="P10" style:family="paragraph" style:parent-style-name="Standard">
      <style:text-properties style:font-name="Dudu Cyryllic" fo:font-style="normal" officeooo:rsid="003deaf6" officeooo:paragraph-rsid="0000a4d7" style:font-style-asian="normal" style:font-style-complex="normal"/>
    </style:style>
    <style:style style:name="P11" style:family="paragraph" style:parent-style-name="Standard">
      <style:paragraph-properties fo:text-align="start" style:justify-single-word="false"/>
      <style:text-properties style:font-name="Dudu Cyryllic" officeooo:rsid="0037edf1" officeooo:paragraph-rsid="0000a4d7"/>
    </style:style>
    <style:style style:name="P12" style:family="paragraph" style:parent-style-name="Standard">
      <style:text-properties style:font-name="Liberation Serif" fo:font-style="italic" officeooo:rsid="003de73f" officeooo:paragraph-rsid="0000a4d7" style:font-style-asian="italic" style:font-style-complex="italic"/>
    </style:style>
    <style:style style:name="P13" style:family="paragraph" style:parent-style-name="Standard">
      <style:text-properties style:font-name="Liberation Serif" fo:font-style="italic" officeooo:rsid="003deaf6" officeooo:paragraph-rsid="0000a4d7" style:font-style-asian="italic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tyle="italic" officeooo:rsid="0037edf1" officeooo:paragraph-rsid="0000a4d7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officeooo:rsid="0036b841" officeooo:paragraph-rsid="0000a4d7"/>
    </style:style>
    <style:style style:name="P16" style:family="paragraph" style:parent-style-name="Standard">
      <style:paragraph-properties fo:text-align="start" style:justify-single-word="false"/>
      <style:text-properties officeooo:rsid="0037edf1" officeooo:paragraph-rsid="0000a4d7"/>
    </style:style>
    <style:style style:name="P17" style:family="paragraph" style:parent-style-name="Standard">
      <style:paragraph-properties fo:text-align="start" style:justify-single-word="false"/>
      <style:text-properties officeooo:rsid="014e28f3" officeooo:paragraph-rsid="0000a4d7"/>
    </style:style>
    <style:style style:name="P18" style:family="paragraph" style:parent-style-name="Heading_20_2">
      <style:paragraph-properties fo:text-align="center" style:justify-single-word="false"/>
      <style:text-properties fo:font-style="normal" officeooo:rsid="002fa2b7" officeooo:paragraph-rsid="0000a4d7" style:font-style-asian="normal" style:font-style-complex="normal"/>
    </style:style>
    <style:style style:name="T1" style:family="text">
      <style:text-properties officeooo:rsid="014e28f3"/>
    </style:style>
    <style:style style:name="T2" style:family="text">
      <style:text-properties officeooo:rsid="011e7488"/>
    </style:style>
    <style:style style:name="T3" style:family="text">
      <style:text-properties officeooo:rsid="003de73f"/>
    </style:style>
    <style:style style:name="T4" style:family="text">
      <style:text-properties officeooo:rsid="03315008"/>
    </style:style>
    <style:style style:name="T5" style:family="text">
      <style:text-properties officeooo:rsid="014cf00a"/>
    </style:style>
    <style:style style:name="T6" style:family="text">
      <style:text-properties fo:font-weight="normal" officeooo:rsid="00137bde" style:font-weight-asian="normal" style:font-weight-complex="normal"/>
    </style:style>
    <style:style style:name="T7" style:family="text">
      <style:text-properties fo:font-weight="normal" officeooo:rsid="011ffd19" style:font-weight-asian="normal" style:font-weight-complex="normal"/>
    </style:style>
    <style:style style:name="T8" style:family="text">
      <style:text-properties officeooo:rsid="003f6c6b"/>
    </style:style>
    <style:style style:name="T9" style:family="text">
      <style:text-properties officeooo:rsid="03324954"/>
    </style:style>
    <style:style style:name="T10" style:family="text">
      <style:text-properties officeooo:rsid="0037edf1"/>
    </style:style>
    <style:style style:name="T11" style:family="text">
      <style:text-properties officeooo:rsid="011ffd1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2"/>
      <text:p text:style-name="P2"/>
      <text:p text:style-name="P3">Ольга приехала посреди дня. </text:p>
      <text:p text:style-name="P3">Нас привезли на обед и мне сказали: «твоя жена на проходной».</text:p>
      <text:p text:style-name="P3">Я — туда, <text:span text:style-name="T2">оттуда</text:span> — в штаб. Увольнительную дали только до утра. Говорят, комбат не здесь, <text:span text:style-name="T3">после утреннего развода продлят.</text:span></text:p>
      <text:p text:style-name="P5">Потом <text:span text:style-name="T4">еле-еле</text:span> парадку нашёл — старшины нет, а ключ от каптёрки <text:span text:style-name="T2">только </text:span>у него. </text:p>
      <text:p text:style-name="P5">В хэбэ городские военные патрули на увольнительную не посмотрят — загребут.</text:p>
      <text:p text:style-name="P6">Так что, в<text:span text:style-name="T3"> город мы приехали вечером, но у неё место в гостинице уже было.</text:span></text:p>
      <text:p text:style-name="P5">Номер на двоих с умывальником.</text:p>
      <text:p text:style-name="P5">Тут к нам какой-то рыжий парень постучался. Ольга говорит — познакомься, мы вместе в поезде ехали.</text:p>
      <text:p text:style-name="P5">Он в свой номер пригласил, там у него встреча с друзьями.</text:p>
      <text:p text:style-name="P5">Мы пошли, только Ольга попросила, чтоб я говорил, будто она моя сестра — она ему в поезде лапшу вешала, что к брату едет.</text:p>
      <text:p text:style-name="P9"/>
      <text:p text:style-name="P12"><text:span text:style-name="T2">(...н</text:span>у, ладно. Сара с Авраамом тоже так прикидывались...<text:span text:style-name="T2">)</text:span></text:p>
      <text:p text:style-name="P12"/>
      <text:p text:style-name="P5">У него в номере длинный стол весь вином заставленный — гусарская пирушка. </text:p>
      <text:p text:style-name="P5">Он учился в ставропольском авиационном военном училище лётчиков-штурманов, но его за что-то там отчислили и вот приехал друзей проведать. </text:p>
      <text:p text:style-name="P5">А <text:span text:style-name="T2">те</text:span> уже курсанты третьего курса.</text:p>
      <text:p text:style-name="P5">Я их училище знаю, вместе с нашим отделением в их новом корпусе в подвале перегородки ставил. Когда эти курсанты по звонку убегали со двора на уроки, мы в их беседках бычки стреляли.</text:p>
      <text:p text:style-name="P5">Тут у них вокруг стола свои воспоминания <text:span text:style-name="T4">идут</text:span>, тосты. Мы тоже выпиваем.</text:p>
      <text:p text:style-name="P5">Смотрю, этот рыжий свою ладонь Ольге на коленку — она между ним и мной сидела.</text:p>
      <text:p text:style-name="P5">Ну, что? Хватить его бутылкой по голове? Так брату не положено — вдруг будущего зятя спугну?</text:p>
      <text:p text:style-name="P5">Она, конечно, руку его сняла, а я, типа, ничего не видел. Ушли мы.</text:p>
      <text:p text:style-name="P5">Она говорит, а что такого?</text:p>
      <text:p text:style-name="P5">И правда, в Конотопе на Миру, когда мы у фонтана на скамейке всем кодлом покурить садились, ей тоже коленки гладили, а она точно так же снимала. </text:p>
      <text:p text:style-name="P5">Но тогда мы ещё не состояли в браке.</text:p>
      <text:p text:style-name="P5"/>
      <text:p text:style-name="P7">Утром, когда я бежал к УАЗику, что привози<text:span text:style-name="T5">т</text:span> прапоров в часть, Джафаров от смеха по кузову укатывался:</text:p>
      <text:p text:style-name="P7">- Ты бежал как в замедленной съёмке. Клянусь <text:span text:style-name="T4">мамой</text:span>, видно, что стараешься, а <text:span text:style-name="T4">всё </text:span>на одном месте. Хорошо хоть ветра нету.</text:p>
      <text:p text:style-name="P7"/>
      <text:p text:style-name="P7">Увольнительную мне дали до вечерней проверки. </text:p>
      <text:p text:style-name="P7">Суки.</text:p>
      <text:p text:style-name="P7">Когда я вернулся, Ольга всё <text:span text:style-name="T4">ещё </text:span>спала, в кофточке наизнанку.</text:p>
      <text:p text:style-name="P7">Потом уже надо было освобождать номер — он <text:span text:style-name="T5">даётся </text:span>на одни сутки.</text:p>
      <text:p text:style-name="P7">Я сказал ей, что должен вернуться в часть к вечерней проверке, а она сказала, что вечером у неё поезд.</text:p>
      <text:p text:style-name="P7">Мы ещё в кино сходили; какая-то сказка про персидского Геракла по имени Рустам.</text:p>
      <text:p text:style-name="P7">Потом посидели на скамейке внизу Комсомольской Горки.</text:p>
      <text:p text:style-name="P7">Она сказала, что ей пора на поезд, но провожать не надо, и заплакала.</text:p>
      <text:p text:style-name="P7">Прохожие хмыкали — классическая картина Репина: девушка залетела, а солдату <text:span text:style-name="T5">это всё </text:span>по барабану.</text:p>
      <text:p text:style-name="P7"><text:soft-page-break/>Она ушла. </text:p>
      <text:p text:style-name="P7">Я ещё немного посидел и поехал домой.</text:p>
      <text:p text:style-name="P7"/>
      <text:p text:style-name="P7">На следующий день в столовой я опрокинул на себя миску супа. Горячий. </text:p>
      <text:p text:style-name="P7">Сам не знаю как это вышло. Все как-то так посмотрели, молча.</text:p>
      <text:p text:style-name="P7">Облился. Что за знак?</text:p>
      <text:p text:style-name="P7">Кофточка наизнанку.</text:p>
      <text:p text:style-name="P10"/>
      <text:p text:style-name="P13"><text:span text:style-name="T2">(...е</text:span>сть мысли, которые лучше не начинать думать<text:span text:style-name="T6">, а если уж начал, то лучше не додумывать до конца...</text:span><text:span text:style-name="T7">)</text:span></text:p>
      <text:p text:style-name="P13"/>
      <text:p text:style-name="P7">Замполит <text:span text:style-name="T4">при</text:span>казал Саше Рудько, чтоб к 9-му мая в отряде был духовой оркестр, или он из начальников клуба пойдёт пахать на стройк<text:span text:style-name="T4">у</text:span>, а старшина его до конца службы на полах сгноит.</text:p>
      <text:p text:style-name="P7">И — пожалуйста! За три недели у нас духовой оркестр.</text:p>
      <text:p text:style-name="P7">Джафаров с Комиссаром — трубы, Рассол на баритоне, Замешкевич в тубу «бу-бу»; они, оказывается ещё в школьные годы в кружке дудели; Карпеша — барабанщик, Рудько на кларнете,<text:span text:style-name="T8"> клубный художник, Саша Лопатко, в большой барабан колотушкой бýхает, </text:span>а у меня самый главный инструмент — две медные тарелки<text:span text:style-name="T8">.</text:span></text:p>
      <text:p text:style-name="P8">Саша Лопатко тоже <text:span text:style-name="T4">начинал</text:span> в нашем отделении, но потом его папа приехал на переговоры с командованием отряда. </text:p>
      <text:p text:style-name="P8">Кстати, папа у него — поп. Возможно, за это и в стройбат <text:span text:style-name="T9">сынка </text:span>определили, как поповича.</text:p>
      <text:p text:style-name="P8"><text:s/>Боевую технику ведь не каждому доверять можно.</text:p>
      <text:p text:style-name="P8"/>
      <text:p text:style-name="P8">Мы подготовили целых два номера «На сопках Маньчжурии» и «Прощание славянки»; не потому, что угроза возымела действие, а просто лабух за лабуха — стеной!</text:p>
      <text:p text:style-name="P8">На 9 мая мы переоделись в парадк<text:span text:style-name="T9">и</text:span> и нас маленьким УАЗиком возили по строительным объектам. В сопровождении замполита на «козле». </text:p>
      <text:p text:style-name="P8">Праздники для бездельников, а стройбат всегда на боевом посту.</text:p>
      <text:p text:style-name="P8">Отделениям-бригадам приказывали временно оставить <text:span text:style-name="T9">фронт </text:span>работ и построиться.</text:p>
      <text:p text:style-name="P8">Замполит толкал совсем краткую речь (комбат бы на полчаса завёлся сам не зная о чём), мы играли «Сопки» и «Славянку», и солнце играло на трубах.</text:p>
      <text:p text:style-name="P8">Чтобы получился праздник, обязательно нужен духовой оркестр.</text:p>
      <text:p text:style-name="P4"/>
      <text:p text:style-name="P15">Следующим шагом карьеры «Ориона» стало приглашение отыграть танцы в клубе села Дёмино, отстоящего за шесть километров от нашей части вдоль одного и того же асфальтного шоссе.</text:p>
      <text:p text:style-name="P15">Мы там не только играли, но и, сменяя друг друга на инструментах, по очереди спускались с маленькой сцены в маленький зал — танцевать <text:span text:style-name="T1">в кругу</text:span> местной молодёжи.</text:p>
      <text:p text:style-name="P15">Все, кроме незаменимого бас-гитариста, Саши Рудько.</text:p>
      <text:p text:style-name="P15">Под длинную песню Роберта Закаряна, я обнимал крупнотелую дёминчанку Ирину.</text:p>
      <text:p text:style-name="P15">Жизнь улыбалась мне.</text:p>
      <text:p text:style-name="P15"/>
      <text:p text:style-name="P15"><text:s/>Юра Замешкевич уходил на дембель и поставил в известность зампотыла Аветисяна, что только я смогу сменить его на <text:s/>посту <text:span text:style-name="T1">кочегара части</text:span>. <text:s/></text:p>
      <text:p text:style-name="P15"><text:span text:style-name="T9">Заверения Замешкевича </text:span><text:s/>убедительно поддержал повар Владимир Рассолов, которому оставалось служить ещё полгода. </text:p>
      <text:p text:style-name="P15">По ходу ходатайства, <text:s/><text:span text:style-name="T10">повар поздравил Аветисяна с получением долгожданного майорского звания.</text:span></text:p>
      <text:p text:style-name="P16">Майор Аветисян выразил согласие зачислить меня в славные ряды «чмо».</text:p>
      <text:p text:style-name="P17">Э<text:span text:style-name="T11">то собирательное имя охватывало всю обслугу при части: свинарь, посудомойщики, кочегары, повара, слесарь, портной, сапожник, киномеханик, водители отрядных автомашин </text:span><text:soft-page-break/><text:span text:style-name="T11">и даже помощник фельдшера в санчасти — все, кому не посчастливилось трудиться на строительных объектах, составляли «чмо» под командованием зампотыла майора Аветисяна.</text:span></text:p>
      <text:p text:style-name="P11"/>
      <text:p text:style-name="P14"><text:span text:style-name="T1">(...</text:span>ЧМО, по сути дела, является аббревиатурой слов «человек мешающий обществу», но её столь выразительное звучание заставило забыть первоначальный смысл и нынче все думают, что «чмо» <text:s/>— это, типа, «лох», но только ещё хуже...<text:span text:style-name="T11">)</text:span></text:p>
      <text:p text:style-name="P14"/>
      <text:p text:style-name="P16">Юра Замешкевич показал мне местонахождение водопроводного колодца с вентилями подачи воды в водонапорный бак над кочегаркой. Научил зажигать факелом форсунку парового котла, следить за водомерной трубкой и манометром давления.</text:p>
      <text:p text:style-name="P1">Меня перевели в четвёртую роту, где числилось всё «чмо», и Юра уехал на дембель.</text:p>
      <text:p text:style-name="P1">Из нового, симферопольского, призыва майор Аветисян назначил мне напарника — Ваню, с редкими усами, зато с густыми бровями; хотя вряд ли <text:s/>выбор Аветисяна <text:span text:style-name="T1">пал на Ваню из-за ширины его бровей</text:span>. <text:span text:style-name="T9">Скорее всего, папа Вани, приехавший проведать сына на третий день его службы, <text:s/>нашёл убедительные доводы во время переговоров с майором.</text:span></text:p>
      <text:p text:style-name="P1"><text:s/>Я <text:span text:style-name="T1">поделился с Ваней</text:span> наук<text:span text:style-name="T1">ой</text:span> Юры Замешкевича и мы стали работать в две сме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3:18:55.219836147</meta:creation-date>
    <dc:date>2017-03-02T13:19:00.559948874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67" meta:word-count="996" meta:character-count="6408" meta:non-whitespace-character-count="5436"/>
    <meta:generator>LibreOffice/4.3.3.2$Linux_x86 LibreOffice_project/430m0$Build-2</meta:generator>
  </office:meta>
</office:document-meta>
</file>